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77.15mm"/>
    </style:style>
    <style:style style:name="co2" style:family="table-column">
      <style:table-column-properties fo:break-before="auto" style:column-width="111.09mm"/>
    </style:style>
    <style:style style:name="co3" style:family="table-column">
      <style:table-column-properties fo:break-before="auto" style:column-width="279.58mm"/>
    </style:style>
    <style:style style:name="co4"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color="#c9211e"/>
    </style:style>
    <style:style style:name="ce2" style:family="table-cell" style:parent-style-name="Default">
      <style:text-properties fo:color="#ff8000"/>
    </style:style>
    <style:style style:name="ce3" style:family="table-cell" style:parent-style-name="Default">
      <style:text-properties fo:color="#f10d0c"/>
    </style:style>
  </office:automatic-styles>
  <office:body>
    <office:spreadsheet>
      <table:calculation-settings table:automatic-find-labels="false" table:use-regular-expressions="false" table:use-wildcards="true"/>
      <table:table table:name="increase" table:style-name="ta1">
        <table:table-column table:style-name="co1" table:default-cell-style-name="ce3"/>
        <table:table-column table:style-name="co2" table:default-cell-style-name="ce3"/>
        <table:table-column table:style-name="co3" table:default-cell-style-name="ce3"/>
        <table:table-column table:style-name="co4" table:number-columns-repeated="1021" table:default-cell-style-name="ce3"/>
        <table:table-row table:style-name="ro1">
          <table:table-cell table:style-name="ce1" office:value-type="string" calcext:value-type="string">
            <text:p>CDROM_PKTCDVD_BUFFERS</text:p>
          </table:table-cell>
          <table:table-cell table:style-name="ce1" office:value-type="string" calcext:value-type="string">
            <text:p>This controls the maximum number of active concurrent packets. More concurrent packets can increase write performance, but also require more memory. Each concurrent packet will require approximately 64Kb of non-swappable kernel memory, memory which will be allocated when a disc is opened for writing.</text:p>
          </table:table-cell>
          <table:table-cell table:style-name="ce1" table:number-columns-repeated="1022"/>
        </table:table-row>
        <table:table-row table:style-name="ro1">
          <table:table-cell table:style-name="ce1" office:value-type="string" calcext:value-type="string">
            <text:p>MD_RAID0</text:p>
          </table:table-cell>
          <table:table-cell table:style-name="ce1" office:value-type="string" calcext:value-type="string">
            <text:p>If you say Y here, then your multiple devices driver will be able to use the so-called raid0 mode, i.e. it will combine the hard disk partitions into one logical device in such a fashion as to fill them up evenly, one chunk here and one chunk there. This will increase the throughput rate if the partitions reside on distinct disks. <text:s/>Information about Software RAID on Linux is contained in the Software-RAID mini-HOWTO, available from &lt;http://www.tldp.org/docs.html#howto&gt;. There you will also learn where to get the supporting user space utilities raidtools. <text:s/>To compile this as a module, choose M here: the module will be called raid0. <text:s/>If unsure, say Y.</text:p>
          </table:table-cell>
          <table:table-cell table:style-name="ce1" table:number-columns-repeated="1022"/>
        </table:table-row>
        <table:table-row table:style-name="ro1">
          <table:table-cell table:style-name="ce1" office:value-type="string" calcext:value-type="string">
            <text:p>DM_CACHE_SMQ</text:p>
          </table:table-cell>
          <table:table-cell table:style-name="ce1" office:value-type="string" calcext:value-type="string">
            <text:p>A cache policy that uses a multiqueue ordered by recent hits to select which blocks should be promoted and demoted. This is meant to be a general purpose policy. <text:s/>It prioritises reads over writes. <text:s/>This SMQ policy (vs MQ) offers the promise of less memory utilization, improved performance and increased adaptability in the face of changing workloads.</text:p>
          </table:table-cell>
          <table:table-cell table:style-name="ce1" table:number-columns-repeated="1022"/>
        </table:table-row>
        <table:table-row table:style-name="ro1">
          <table:table-cell table:style-name="ce1" office:value-type="string" calcext:value-type="string">
            <text:p>DM_ZONED</text:p>
          </table:table-cell>
          <table:table-cell table:style-name="ce1" office:value-type="string" calcext:value-type="string">
            <text:p>This device-mapper target takes a host-managed or host-aware zoned block device and exposes most of its capacity as a regular block device (drive-managed zoned block device) without any write constraints. This is mainly intended for use with file systems that do not natively support zoned block devices but still want to benefit from the increased capacity offered by SMR disks. Other uses by applications using raw block devices (for example object stores) are also possible. <text:s/>To compile this code as a module, choose M here: the module will be called dm-zoned. <text:s/>If unsure, say N.</text:p>
          </table:table-cell>
          <table:table-cell table:style-name="ce1" table:number-columns-repeated="1022"/>
        </table:table-row>
        <table:table-row table:style-name="ro1">
          <table:table-cell table:style-name="ce1" office:value-type="string" calcext:value-type="string">
            <text:p>ATM_ENI_TUNE_BURST</text:p>
          </table:table-cell>
          <table:table-cell table:style-name="ce1" office:value-type="string" calcext:value-type="string">
            <text:p>In order to obtain good throughput, the ENI NIC can transfer multiple words of data per PCI bus access cycle. Such a multi-word transfer is called a burst. <text:s/>The default settings for the burst sizes are suitable for most PCI chipsets. However, in some cases, large bursts may overrun buffers in the PCI chipset and cause data corruption. In such cases, large bursts must be disabled and only (slower) small bursts can be used. The burst sizes can be set independently in the send (TX) and receive (RX) direction. <text:s/>Note that enabling many different burst sizes in the same direction may increase the cost of setting up a transfer such that the resulting throughput is lower than when using only the largest available burst size. <text:s/>Also, sometimes larger bursts lead to lower throughput, e.g. on an Intel 440FX board, a drop from 135 Mbps to 103 Mbps was observed when going from 8W to 16W bursts.</text:p>
          </table:table-cell>
          <table:table-cell table:style-name="ce1" table:number-columns-repeated="1022"/>
        </table:table-row>
        <table:table-row table:style-name="ro1">
          <table:table-cell table:style-name="Default" office:value-type="string" calcext:value-type="string">
            <text:p>ATM_FORE200E_DEBUG</text:p>
          </table:table-cell>
          <table:table-cell table:style-name="Default" office:value-type="string" calcext:value-type="string">
            <text:p>Specifies the level of debugging messages issued by the driver. The verbosity of the driver increases with the value of this parameter. <text:s/>When active, these messages can have a significant impact on the performances of the driver, and the size of your syslog files! Keep the debugging level to 0 during normal operations.</text:p>
          </table:table-cell>
          <table:table-cell table:style-name="Default" table:number-columns-repeated="1022"/>
        </table:table-row>
        <table:table-row table:style-name="ro1">
          <table:table-cell table:style-name="Default" office:value-type="string" calcext:value-type="string">
            <text:p>ATH9K_DFS_CERTIFIED</text:p>
          </table:table-cell>
          <table:table-cell table:style-name="Default" office:value-type="string" calcext:value-type="string">
            <text:p>This option enables DFS support for initiating radiation on ath9k. There is no way to dynamically detect if a card was DFS certified and as such this is left as a build time option. This option should only be enabled by system integrators that can guarantee that all the platforms that their kernel will run on have obtained appropriate regulatory body certification for a respective Atheros card by using ath9k on the target shipping platforms. <text:s/>This is currently only a placeholder for future DFS support, as DFS support requires more components that still need to be developed. At this point enabling this option won't do anything except increase code size.</text:p>
          </table:table-cell>
          <table:table-cell table:style-name="Default" table:number-columns-repeated="1022"/>
        </table:table-row>
        <table:table-row table:style-name="ro1">
          <table:table-cell table:style-name="ce2" office:value-type="string" calcext:value-type="string">
            <text:p>IWLWIFI_DEVICE_TRACING</text:p>
          </table:table-cell>
          <table:table-cell table:style-name="ce2" office:value-type="string" calcext:value-type="string">
            <text:p>Say Y here to trace all commands, including TX frames and IO accesses, sent to the device. If you say yes, iwlwifi will register with the ftrace framework for event tracing and dump all this information to the ringbuffer, you may need to increase the ringbuffer size. See the ftrace documentation for more information. <text:s/>When tracing is not enabled, this option still has some (though rather small) overhead. <text:s/>If unsure, say Y so we can help you better when problems occur.</text:p>
          </table:table-cell>
          <table:table-cell table:style-name="ce2" table:number-columns-repeated="1022"/>
        </table:table-row>
        <table:table-row table:style-name="ro1">
          <table:table-cell office:value-type="string" calcext:value-type="string">
            <text:p>SBNI_MULTILINE</text:p>
          </table:table-cell>
          <table:table-cell office:value-type="string" calcext:value-type="string">
            <text:p>Schedule traffic for some parallel lines, via SBNI12 adapters. <text:s/>If you have two computers connected with two parallel lines it's possible to increase transfer rate nearly twice. You should have a program named 'sbniconfig' to configure adapters. <text:s/>If unsure, say N.</text:p>
          </table:table-cell>
          <table:table-cell table:number-columns-repeated="1022"/>
        </table:table-row>
        <table:table-row table:style-name="ro1">
          <table:table-cell office:value-type="string" calcext:value-type="string">
            <text:p>ISDN_MPP</text:p>
          </table:table-cell>
          <table:table-cell office:value-type="string" calcext:value-type="string">
            <text:p>With synchronous PPP enabled, it is possible to increase throughput by bundling several ISDN-connections, using this protocol. See &lt;file:Documentation/isdn/README.syncppp&gt; for more information.</text:p>
          </table:table-cell>
          <table:table-cell table:number-columns-repeated="1022"/>
        </table:table-row>
        <table:table-row table:style-name="ro1">
          <table:table-cell table:style-name="Default" office:value-type="string" calcext:value-type="string">
            <text:p>CAPI_TRACE</text:p>
          </table:table-cell>
          <table:table-cell table:style-name="Default" office:value-type="string" calcext:value-type="string">
            <text:p>If you say Y here, the kernelcapi driver can make verbose traces of CAPI messages. This feature can be enabled/disabled via IOCTL for every controller (default disabled). This will increase the size of the kernelcapi module by 20 KB. If unsure, say Y.</text:p>
          </table:table-cell>
          <table:table-cell table:style-name="Default" table:number-columns-repeated="1022"/>
        </table:table-row>
        <table:table-row table:style-name="ro1">
          <table:table-cell table:style-name="Default" office:value-type="string" calcext:value-type="string">
            <text:p>ISDN_CAPI_CAPIDRV_VERBOSE</text:p>
          </table:table-cell>
          <table:table-cell table:style-name="Default" office:value-type="string" calcext:value-type="string">
            <text:p>If you say Y here, the capidrv interface will give verbose reasons for disconnecting. This will increase the size of the kernel by 7 KB. If unsure, say N.</text:p>
          </table:table-cell>
          <table:table-cell table:style-name="Default" table:number-columns-repeated="1022"/>
        </table:table-row>
        <table:table-row table:style-name="ro1">
          <table:table-cell office:value-type="string" calcext:value-type="string">
            <text:p>SERIAL_RP2_NR_UARTS</text:p>
          </table:table-cell>
          <table:table-cell office:value-type="string" calcext:value-type="string">
            <text:p>If multiple cards are present, the default limit of 32 ports may need to be increased.</text:p>
          </table:table-cell>
          <table:table-cell table:number-columns-repeated="1022"/>
        </table:table-row>
        <table:table-row table:style-name="ro1">
          <table:table-cell office:value-type="string" calcext:value-type="string">
            <text:p>PRINTER</text:p>
          </table:table-cell>
          <table:table-cell office:value-type="string" calcext:value-type="string">
            <text:p>If you intend to attach a printer to the parallel port of your Linux box (as opposed to using a serial printer</text:p>
          </table:table-cell>
          <table:table-cell office:value-type="string" calcext:value-type="string">
            <text:p><text:s/>if the connector at the printer has 9 or 25 holes ["female"], then it's serial), say Y. Also read the Printing-HOWTO, available from &lt;http://www.tldp.org/docs.html#howto&gt;. <text:s/>It is possible to share one parallel port among several devices (e.g. printer and ZIP drive) and it is safe to compile the corresponding drivers into the kernel. <text:s/>To compile this driver as a module, choose M here and read &lt;file:Documentation/parport.txt&gt;. <text:s/>The module will be called lp. <text:s/>If you have several parallel ports, you can specify which ports to use with the "lp" kernel command line option. <text:s/>(Try "man bootparam" or see the documentation of your boot loader (lilo or loadlin) about how to pass options to the kernel at boot time.) <text:s/>The syntax of the "lp" command line option can be found in &lt;file:drivers/char/lp.c&gt;. <text:s/>If you have more than 8 printers, you need to increase the LP_NO macro in lp.c and the PARPORT_MAX macro in parport.h.</text:p>
          </table:table-cell>
          <table:table-cell table:number-columns-repeated="1021"/>
        </table:table-row>
        <table:table-row table:style-name="ro1">
          <table:table-cell office:value-type="string" calcext:value-type="string">
            <text:p>REGULATOR_PWM</text:p>
          </table:table-cell>
          <table:table-cell office:value-type="string" calcext:value-type="string">
            <text:p>This driver supports PWM controlled voltage regulators. PWM duty cycle can increase or decrease the voltage.</text:p>
          </table:table-cell>
          <table:table-cell table:number-columns-repeated="1022"/>
        </table:table-row>
        <table:table-row table:style-name="ro1">
          <table:table-cell office:value-type="string" calcext:value-type="string">
            <text:p>DVB_MAX_ADAPTERS</text:p>
          </table:table-cell>
          <table:table-cell office:value-type="string" calcext:value-type="string">
            <text:p>Maximum number of DVB/ATSC adapters. Increasing this number increases the memory consumption of the DVB subsystem even if a much lower number of DVB/ATSC adapters is present. Only values in the range 4-32 are tested. <text:s/>If you are unsure about this, use the default value 16</text:p>
          </table:table-cell>
          <table:table-cell table:number-columns-repeated="1022"/>
        </table:table-row>
        <table:table-row table:style-name="ro1">
          <table:table-cell table:style-name="Default" office:value-type="string" calcext:value-type="string">
            <text:p>FB_MODE_HELPERS</text:p>
          </table:table-cell>
          <table:table-cell table:style-name="Default" office:value-type="string" calcext:value-type="string">
            <text:p>This enables functions for handling video modes using the Generalized Timing Formula and the EDID parser. A few drivers rely on this feature such as the radeonfb, rivafb, and the i810fb. If your driver does not take advantage of this feature, choosing Y will just increase the kernel size by about 5K.</text:p>
          </table:table-cell>
          <table:table-cell table:style-name="Default" table:number-columns-repeated="1022"/>
        </table:table-row>
        <table:table-row table:style-name="ro1">
          <table:table-cell office:value-type="string" calcext:value-type="string">
            <text:p>INTEL_ISH_HID</text:p>
          </table:table-cell>
          <table:table-cell office:value-type="string" calcext:value-type="string">
            <text:p>The Integrated Sensor Hub (ISH) enables the ability to offload sensor polling and algorithm processing to a dedicated low power processor in the chipset. This allows the core processor to go into low power modes more often, resulting in the increased battery life. The current processors that support ISH are: Cherrytrail, Skylake, Broxton and Kaby Lake. <text:s/>Say Y here if you want to support Intel ISH. If unsure, say N.</text:p>
          </table:table-cell>
          <table:table-cell table:number-columns-repeated="1022"/>
        </table:table-row>
        <table:table-row table:style-name="ro1">
          <table:table-cell office:value-type="string" calcext:value-type="string">
            <text:p>USBIP_VHCI_HC_PORTS</text:p>
          </table:table-cell>
          <table:table-cell office:value-type="string" calcext:value-type="string">
            <text:p>To increase number of ports available for USB/IP virtual host controller driver, this defines number of ports per USB/IP virtual host controller.</text:p>
          </table:table-cell>
          <table:table-cell table:number-columns-repeated="1022"/>
        </table:table-row>
        <table:table-row table:style-name="ro1">
          <table:table-cell office:value-type="string" calcext:value-type="string">
            <text:p>USBIP_VHCI_NR_HCS</text:p>
          </table:table-cell>
          <table:table-cell office:value-type="string" calcext:value-type="string">
            <text:p>To increase number of ports available for USB/IP virtual host controller driver, this defines number of USB/IP virtual host controllers as if adding physical host controllers.</text:p>
          </table:table-cell>
          <table:table-cell table:number-columns-repeated="1022"/>
        </table:table-row>
        <table:table-row table:style-name="ro1">
          <table:table-cell office:value-type="string" calcext:value-type="string">
            <text:p>USB_GADGET_STORAGE_NUM_BUFFERS</text:p>
          </table:table-cell>
          <table:table-cell office:value-type="string" calcext:value-type="string">
            <text:p>Usually 2 buffers are enough to establish a good buffering pipeline. The number may be increased in order to compensate for a bursty VFS behaviour. For instance there may be CPU wake up latencies that makes the VFS to appear bursty in a system with an CPU on-demand governor. Especially if DMA is doing IO to offload the CPU. In this case the CPU will go into power save often and spin up occasionally to move data within VFS. If selecting USB_GADGET_DEBUG_FILES this value may be set by a module parameter as well. If unsure, say 2.</text:p>
          </table:table-cell>
          <table:table-cell table:number-columns-repeated="1022"/>
        </table:table-row>
        <table:table-row table:style-name="ro1">
          <table:table-cell office:value-type="string" calcext:value-type="string">
            <text:p>INFINIBAND_IPOIB_CM</text:p>
          </table:table-cell>
          <table:table-cell office:value-type="string" calcext:value-type="string">
            <text:p>This option enables support for IPoIB connected mode. <text:s/>After enabling this option, you need to switch to connected mode through /sys/class/net/ibXXX/mode to actually create connections, and then increase the interface MTU with e.g. ifconfig ib0 mtu 65520. <text:s/>WARNING: Enabling connected mode will trigger some packet drops for multicast and UD mode traffic from this interface, unless you limit mtu for these destinations to 2044.</text:p>
          </table:table-cell>
          <table:table-cell table:number-columns-repeated="1022"/>
        </table:table-row>
        <table:table-row table:style-name="ro1">
          <table:table-cell table:style-name="Default" office:value-type="string" calcext:value-type="string">
            <text:p>THINKPAD_ACPI_DEBUG</text:p>
          </table:table-cell>
          <table:table-cell table:style-name="Default" office:value-type="string" calcext:value-type="string">
            <text:p>Enables extra debugging information, at the expense of a slightly increase in driver size. <text:s/>If you are not sure, say N here.</text:p>
          </table:table-cell>
          <table:table-cell table:style-name="Default" table:number-columns-repeated="1022"/>
        </table:table-row>
        <table:table-row table:style-name="ro1">
          <table:table-cell office:value-type="string" calcext:value-type="string">
            <text:p>RAS</text:p>
          </table:table-cell>
          <table:table-cell office:value-type="string" calcext:value-type="string">
            <text:p>Reliability, availability and serviceability (RAS) is a computer hardware engineering term. Computers designed with higher levels of RAS have a multitude of features that protect data integrity and help them stay available for long periods of time without failure. <text:s/>Reliability can be defined as the probability that the system will produce correct outputs up to some given time. Reliability is enhanced by features that help to avoid, detect and repair hardware faults. <text:s/>Availability is the probability a system is operational at a given time, i.e. the amount of time a device is actually operating as the percentage of total time it should be operating. <text:s/>Serviceability or maintainability is the simplicity and speed with which a system can be repaired or maintained</text:p>
          </table:table-cell>
          <table:table-cell office:value-type="string" calcext:value-type="string">
            <text:p><text:s/>if the time to repair a failed system increases, then availability will decrease. <text:s/>Note that Reliability and Availability are distinct concepts: Reliability is a measure of the ability of a system to function correctly, including avoiding data corruption, whereas Availability measures how often it is available for use, even though it may not be functioning correctly. For example, a server may run forever and so have ideal availability, but may be unreliable, with frequent data corruption.</text:p>
          </table:table-cell>
          <table:table-cell table:number-columns-repeated="1021"/>
        </table:table-row>
        <table:table-row table:style-name="ro1">
          <table:table-cell table:style-name="Default" office:value-type="string" calcext:value-type="string">
            <text:p>ZORRO_NAMES</text:p>
          </table:table-cell>
          <table:table-cell table:style-name="Default" office:value-type="string" calcext:value-type="string">
            <text:p>By default, the kernel contains a database of all known Zorro device names to make the information in /proc/iomem comprehensible to the user. This database increases the size of the kernel image by about 15KB, but it gets freed after the system boots up, so it doesn't take up kernel memory. Anyway, if you are building an installation floppy or kernel for an embedded system where kernel image size really matters, you can disable this feature and you'll get device ID numbers instead of names. <text:s/>When in doubt, say Y.</text:p>
          </table:table-cell>
          <table:table-cell table:style-name="Default" table:number-columns-repeated="1022"/>
        </table:table-row>
        <table:table-row table:style-name="ro1">
          <table:table-cell table:style-name="Default" office:value-type="string" calcext:value-type="string">
            <text:p>ACPI_DEBUG</text:p>
          </table:table-cell>
          <table:table-cell table:style-name="Default" office:value-type="string" calcext:value-type="string">
            <text:p>The ACPI subsystem can produce debug output. <text:s/>Saying Y enables this output and increases the kernel size by around 50K. <text:s/>Use the acpi.debug_layer and acpi.debug_level kernel command-line parameters documented in Documentation/acpi/debug.txt and Documentation/admin-guide/kernel-parameters.rst to control the type and amount of debug output.</text:p>
          </table:table-cell>
          <table:table-cell table:style-name="Default" table:number-columns-repeated="1022"/>
        </table:table-row>
        <table:table-row table:style-name="ro1">
          <table:table-cell table:style-name="Default" office:value-type="string" calcext:value-type="string">
            <text:p>EISA_NAMES</text:p>
          </table:table-cell>
          <table:table-cell table:style-name="Default" office:value-type="string" calcext:value-type="string">
            <text:p>By default, the kernel contains a database of all known EISA device names to make the information in sysfs comprehensible to the user. This database increases size of the kernel image by about 40KB, but it gets freed after the system boots up, so it doesn't take up kernel memory. Anyway, if you are building an installation floppy or kernel for an embedded system where kernel image size really matters, you can disable this feature and you'll get device ID instead of names. <text:s/>When in doubt, say Y.</text:p>
          </table:table-cell>
          <table:table-cell table:style-name="Default" table:number-columns-repeated="1022"/>
        </table:table-row>
        <table:table-row table:style-name="ro1">
          <table:table-cell office:value-type="string" calcext:value-type="string">
            <text:p>CPU_FREQ_GOV_CONSERVATIVE</text:p>
          </table:table-cell>
          <table:table-cell office:value-type="string" calcext:value-type="string">
            <text:p>'conservative' - this driver is rather similar to the 'ondemand' governor both in its source code and its purpose, the difference is its optimisation for better suitability in a battery powered environment. <text:s/>The frequency is gracefully increased and decreased rather than jumping to 100% when speed is required. <text:s/>If you have a desktop machine then you should really be considering the 'ondemand' governor instead, however if you are using a laptop, PDA or even an AMD64 based computer (due to the unacceptable step-by-step latency issues between the minimum and maximum frequency transitions in the CPU) you will probably want to use this governor. <text:s/>To compile this driver as a module, choose M here: the module will be called cpufreq_conservative. <text:s/>For details, take a look at linux/Documentation/cpu-freq. <text:s/>If in doubt, say N.</text:p>
          </table:table-cell>
          <table:table-cell table:number-columns-repeated="1022"/>
        </table:table-row>
        <table:table-row table:style-name="ro1">
          <table:table-cell office:value-type="string" calcext:value-type="string">
            <text:p>X86_AMD_FREQ_SENSITIVITY</text:p>
          </table:table-cell>
          <table:table-cell office:value-type="string" calcext:value-type="string">
            <text:p>This adds AMD-specific powersave bias function to the ondemand governor, which allows it to make more power-conscious frequency change decisions based on feedback from hardware (available on AMD Family 16h and above). <text:s/>Hardware feedback tells software how "sensitive" to frequency changes the CPUs' workloads are. CPU-bound workloads will be more sensitive -- they will perform better as frequency increases. Memory/IO-bound workloads will be less sensitive -- they will not necessarily perform better as frequency increases. <text:s/>If in doubt, say N.</text:p>
          </table:table-cell>
          <table:table-cell table:number-columns-repeated="1022"/>
        </table:table-row>
        <table:table-row table:style-name="ro1">
          <table:table-cell table:style-name="Default" office:value-type="string" calcext:value-type="string">
            <text:p>JUMP_LABEL</text:p>
          </table:table-cell>
          <table:table-cell table:style-name="Default" office:value-type="string" calcext:value-type="string">
            <text:p>This option enables a transparent branch optimization that makes certain almost-always-true or almost-always-false branch conditions even cheaper to execute within the kernel. <text:s/>Certain performance-sensitive kernel code, such as trace points, scheduler functionality, networking code and KVM have such branches and include support for this optimization technique. <text:s/>If it is detected that the compiler has support for "asm goto", the kernel will compile such branches with just a nop instruction. When the condition flag is toggled to true, the nop will be converted to a jump instruction to execute the conditional block of instructions. <text:s/>This technique lowers overhead and stress on the branch prediction of the processor and generally makes the kernel faster. The update of the condition is slower, but those are always very rare. <text:s/>( On 32-bit x86, the necessary options added to the compiler <text:s text:c="2"/>flags may increase the size of the kernel slightly. )</text:p>
          </table:table-cell>
          <table:table-cell table:style-name="Default" table:number-columns-repeated="1022"/>
        </table:table-row>
        <table:table-row table:style-name="ro1">
          <table:table-cell office:value-type="string" calcext:value-type="string">
            <text:p>HAVE_ALIGNED_STRUCT_PAGE</text:p>
          </table:table-cell>
          <table:table-cell office:value-type="string" calcext:value-type="string">
            <text:p>This makes sure that struct pages are double word aligned and that e.g. the SLUB allocator can perform double word atomic operations on a struct page for better performance. However selecting this might increase the size of a struct page by a word.</text:p>
          </table:table-cell>
          <table:table-cell table:number-columns-repeated="1022"/>
        </table:table-row>
        <table:table-row table:style-name="ro1">
          <table:table-cell office:value-type="string" calcext:value-type="string">
            <text:p>GCC_PLUGIN_RANDSTRUCT</text:p>
          </table:table-cell>
          <table:table-cell office:value-type="string" calcext:value-type="string">
            <text:p>If you say Y here, the layouts of structures explicitly marked by __randomize_layout will be randomized at compile-time. <text:s/>This can introduce the requirement of an additional information exposure vulnerability for exploits targeting these structure types. <text:s/>Enabling this feature will introduce some performance impact, slightly increase memory usage, and prevent the use of forensic tools like Volatility against the system (unless the kernel source tree isn't cleaned after kernel installation). <text:s/>The seed used for compilation is located at scripts/gcc-plgins/randomize_layout_seed.h. <text:s/>It remains after a make clean to allow for external modules to be compiled with the existing seed and will be removed by a make mrproper or make distclean. <text:s/>Note that the implementation requires gcc 4.7 or newer. <text:s/>This plugin was ported from grsecurity/PaX. More information at: <text:s/>* https://grsecurity.net/ <text:s/>* https://pax.grsecurity.net/</text:p>
          </table:table-cell>
          <table:table-cell table:number-columns-repeated="1022"/>
        </table:table-row>
        <table:table-row table:style-name="ro1">
          <table:table-cell table:style-name="Default" office:value-type="string" calcext:value-type="string">
            <text:p>CC_STACKPROTECTOR_REGULAR</text:p>
          </table:table-cell>
          <table:table-cell table:style-name="Default" office:value-type="string" calcext:value-type="string">
            <text:p>Functions will have the stack-protector canary logic added if they have an 8-byte or larger character array on the stack. <text:s/>This feature requires gcc version 4.2 or above, or a distribution gcc with the feature backported ("-fstack-protector"). <text:s/>On an x86 "defconfig" build, this feature adds canary checks to about 3% of all kernel functions, which increases kernel code size by about 0.3%.</text:p>
          </table:table-cell>
          <table:table-cell table:style-name="Default" table:number-columns-repeated="1022"/>
        </table:table-row>
        <table:table-row table:style-name="ro1">
          <table:table-cell table:style-name="Default" office:value-type="string" calcext:value-type="string">
            <text:p>CC_STACKPROTECTOR_STRONG</text:p>
          </table:table-cell>
          <table:table-cell table:style-name="Default" office:value-type="string" calcext:value-type="string">
            <text:p>Functions will have the stack-protector canary logic added in any of the following conditions: <text:s/>- local variable's address used as part of the right hand side of an <text:s text:c="2"/>assignment or function argument - local variable is an array (or union containing an array), <text:s text:c="2"/>regardless of array type or length - uses register local variables <text:s/>This feature requires gcc version 4.9 or above, or a distribution gcc with the feature backported ("-fstack-protector-strong"). <text:s/>On an x86 "defconfig" build, this feature adds canary checks to about 20% of all kernel functions, which increases the kernel code size by about 2%.</text:p>
          </table:table-cell>
          <table:table-cell table:style-name="Default" table:number-columns-repeated="1022"/>
        </table:table-row>
        <table:table-row table:style-name="ro1">
          <table:table-cell office:value-type="string" calcext:value-type="string">
            <text:p>DEBUG_KMEMLEAK</text:p>
          </table:table-cell>
          <table:table-cell office:value-type="string" calcext:value-type="string">
            <text:p>Say Y here if you want to enable the memory leak detector. The memory allocation/freeing is traced in a way similar to the Boehm's conservative garbage collector, the difference being that the orphan objects are not freed but only shown in /sys/kernel/debug/kmemleak. Enabling this feature will introduce an overhead to memory allocations. See Documentation/dev-tools/kmemleak.rst for more details. <text:s/>Enabling DEBUG_SLAB or SLUB_DEBUG may increase the chances of finding leaks due to the slab objects poisoning. <text:s/>In order to access the kmemleak file, debugfs needs to be mounted (usually at /sys/kernel/debug).</text:p>
          </table:table-cell>
          <table:table-cell table:number-columns-repeated="1022"/>
        </table:table-row>
        <table:table-row table:style-name="ro1">
          <table:table-cell office:value-type="string" calcext:value-type="string">
            <text:p>DEBUG_KMEMLEAK_EARLY_LOG_SIZE</text:p>
          </table:table-cell>
          <table:table-cell office:value-type="string" calcext:value-type="string">
            <text:p>Kmemleak must track all the memory allocations to avoid reporting false positives. Since memory may be allocated or freed before kmemleak is initialised, an early log buffer is used to store these actions. If kmemleak reports "early log buffer exceeded", please increase this value.</text:p>
          </table:table-cell>
          <table:table-cell table:number-columns-repeated="1022"/>
        </table:table-row>
        <table:table-row table:style-name="ro1">
          <table:table-cell table:style-name="Default" office:value-type="string" calcext:value-type="string">
            <text:p>IRQSOFF_TRACER</text:p>
          </table:table-cell>
          <table:table-cell table:style-name="Default" office:value-type="string" calcext:value-type="string">
            <text:p>This option measures the time spent in irqs-off critical sections, with microsecond accuracy. <text:s/>The default measurement method is a maximum search, which is disabled by default and can be runtime (re-)started via: <text:s text:c="5"/>echo 0 &gt; /sys/kernel/debug/tracing/tracing_max_latency <text:s/>(Note that kernel size and overhead increase with this option enabled. This option and the preempt-off timing option can be used together or separately.)</text:p>
          </table:table-cell>
          <table:table-cell table:style-name="Default" table:number-columns-repeated="1022"/>
        </table:table-row>
        <table:table-row table:style-name="ro1">
          <table:table-cell table:style-name="Default" office:value-type="string" calcext:value-type="string">
            <text:p>PREEMPT_TRACER</text:p>
          </table:table-cell>
          <table:table-cell table:style-name="Default" office:value-type="string" calcext:value-type="string">
            <text:p>This option measures the time spent in preemption-off critical sections, with microsecond accuracy. <text:s/>The default measurement method is a maximum search, which is disabled by default and can be runtime (re-)started via: <text:s text:c="5"/>echo 0 &gt; /sys/kernel/debug/tracing/tracing_max_latency <text:s/>(Note that kernel size and overhead increase with this option enabled. This option and the irqs-off timing option can be used together or separately.)</text:p>
          </table:table-cell>
          <table:table-cell table:style-name="Default" table:number-columns-repeated="1022"/>
        </table:table-row>
        <table:table-row table:style-name="ro1">
          <table:table-cell office:value-type="string" calcext:value-type="string">
            <text:p>TRACE_EVAL_MAP_FILE</text:p>
          </table:table-cell>
          <table:table-cell office:value-type="string" calcext:value-type="string">
            <text:p>The "print fmt" of the trace events will show the enum/sizeof names instead of their values. This can cause problems for user space tools that use this string to parse the raw data as user space does not know how to convert the string to its value. <text:s/>To fix this, there's a special macro in the kernel that can be used to convert an enum/sizeof into its value. If this macro is used, then the print fmt strings will be converted to their values. <text:s/>If something does not get converted properly, this option can be used to show what enums/sizeof the kernel tried to convert. <text:s/>This option is for debugging the conversions. A file is created in the tracing directory called "eval_map" that will show the names matched with their values and what trace event system they belong too. <text:s/>Normally, the mapping of the strings to values will be freed after boot up or module load. With this option, they will not be freed, as they are needed for the "eval_map" file. Enabling this option will increase the memory footprint of the running kernel. <text:s/>If unsure, say N</text:p>
          </table:table-cell>
          <table:table-cell table:number-columns-repeated="1022"/>
        </table:table-row>
        <table:table-row table:style-name="ro1">
          <table:table-cell table:style-name="Default" office:value-type="string" calcext:value-type="string">
            <text:p>UBSAN_SANITIZE_ALL</text:p>
          </table:table-cell>
          <table:table-cell table:style-name="Default" office:value-type="string" calcext:value-type="string">
            <text:p>This option activates instrumentation for the entire kernel. If you don't enable this option, you have to explicitly specify UBSAN_SANITIZE := y for the files/directories you want to check for UB. Enabling this option will get kernel image size increased significantly.</text:p>
          </table:table-cell>
          <table:table-cell table:style-name="Default" table:number-columns-repeated="1022"/>
        </table:table-row>
        <table:table-row table:style-name="ro1">
          <table:table-cell table:style-name="Default" office:value-type="string" calcext:value-type="string">
            <text:p>HIGH_RES_TIMERS</text:p>
          </table:table-cell>
          <table:table-cell table:style-name="Default" office:value-type="string" calcext:value-type="string">
            <text:p>This option enables high resolution timer support. If your hardware is not capable then this option only increases the size of the kernel image.</text:p>
          </table:table-cell>
          <table:table-cell table:style-name="Default" table:number-columns-repeated="1022"/>
        </table:table-row>
        <table:table-row table:style-name="ro1">
          <table:table-cell office:value-type="string" calcext:value-type="string">
            <text:p>RCU_FAST_NO_HZ</text:p>
          </table:table-cell>
          <table:table-cell office:value-type="string" calcext:value-type="string">
            <text:p>This option permits CPUs to enter dynticks-idle state even if they have RCU callbacks queued, and prevents RCU from waking these CPUs up more than roughly once every four jiffies (by default, you can adjust this using the rcutree.rcu_idle_gp_delay parameter), thus improving energy efficiency. <text:s/>On the other hand, this option increases the duration of RCU grace periods, for example, slowing down synchronize_rcu(). <text:s/>Say Y if energy efficiency is critically important, and you <text:s text:c="6"/>don't care about increased grace-period durations. <text:s/>Say N if you are unsure.</text:p>
          </table:table-cell>
          <table:table-cell table:number-columns-repeated="1022"/>
        </table:table-row>
        <table:table-row table:style-name="ro1">
          <table:table-cell office:value-type="string" calcext:value-type="string">
            <text:p>LOG_CPU_MAX_BUF_SHIFT</text:p>
          </table:table-cell>
          <table:table-cell office:value-type="string" calcext:value-type="string">
            <text:p>This option allows to increase the default ring buffer size according to the number of CPUs. The value defines the contribution of each CPU as a power of 2. The used space is typically only few lines however it might be much more when problems are reported, e.g. backtraces. <text:s/>The increased size means that a new buffer has to be allocated and the original static one is unused. It makes sense only on systems with more CPUs. Therefore this value is used only when the sum of contributions is greater than the half of the default kernel ring buffer as defined by LOG_BUF_SHIFT. The default values are set so that more than 64 CPUs are needed to trigger the allocation. <text:s/>Also this option is ignored when "log_buf_len" kernel parameter is used as it forces an exact (power of two) size of the ring buffer. <text:s/>The number of possible CPUs is used for this computation ignoring hotplugging making the computation optimal for the worst case scenario while allowing a simple algorithm to be used from bootup. <text:s/>Examples shift values and their meaning: <text:s text:c="11"/>17 =&gt; 128 KB for each CPU <text:s text:c="11"/>16 =&gt; <text:s/>64 KB for each CPU <text:s text:c="11"/>15 =&gt; <text:s/>32 KB for each CPU <text:s text:c="11"/>14 =&gt; <text:s/>16 KB for each CPU <text:s text:c="11"/>13 =&gt; <text:s text:c="2"/>8 KB for each CPU <text:s text:c="11"/>12 =&gt; <text:s text:c="2"/>4 KB for each CPU</text:p>
          </table:table-cell>
          <table:table-cell table:number-columns-repeated="1022"/>
        </table:table-row>
        <table:table-row table:style-name="ro1">
          <table:table-cell table:style-name="Default" office:value-type="string" calcext:value-type="string">
            <text:p>KALLSYMS</text:p>
          </table:table-cell>
          <table:table-cell table:style-name="Default" office:value-type="string" calcext:value-type="string">
            <text:p>Say Y here to let the kernel print out symbolic crash information and symbolic stack backtraces. This increases the size of the kernel somewhat, as all symbols have to be loaded into the kernel image.</text:p>
          </table:table-cell>
          <table:table-cell table:style-name="Default" table:number-columns-repeated="1022"/>
        </table:table-row>
        <table:table-row table:style-name="ro1">
          <table:table-cell table:style-name="Default" office:value-type="string" calcext:value-type="string">
            <text:p>KALLSYMS_ALL</text:p>
          </table:table-cell>
          <table:table-cell table:style-name="Default" office:value-type="string" calcext:value-type="string">
            <text:p>Normally kallsyms only contains the symbols of functions for nicer OOPS messages and backtraces (i.e., symbols from the text and inittext sections). This is sufficient for most cases. And only in very rare cases (e.g., when a debugger is used) all symbols are required (e.g., names of variables from the data sections, etc). <text:s/>This option makes sure that all symbols are loaded into the kernel image (i.e., symbols from all sections) in cost of increased kernel size (depending on the kernel configuration, it may be 300KiB or something like this). <text:s/>Say N unless you really need all symbols.</text:p>
          </table:table-cell>
          <table:table-cell table:style-name="Default" table:number-columns-repeated="1022"/>
        </table:table-row>
        <table:table-row table:style-name="ro1">
          <table:table-cell office:value-type="string" calcext:value-type="string">
            <text:p>TRANSPARENT_HUGEPAGE_ALWAYS</text:p>
          </table:table-cell>
          <table:table-cell office:value-type="string" calcext:value-type="string">
            <text:p>Enabling Transparent Hugepage always, can increase the memory footprint of applications without a guaranteed benefit but it will work automatically for all applications.</text:p>
          </table:table-cell>
          <table:table-cell table:number-columns-repeated="1022"/>
        </table:table-row>
        <table:table-row table:style-name="ro1">
          <table:table-cell office:value-type="string" calcext:value-type="string">
            <text:p>TRANSPARENT_HUGEPAGE_MADVISE</text:p>
          </table:table-cell>
          <table:table-cell office:value-type="string" calcext:value-type="string">
            <text:p>Enabling Transparent Hugepage madvise, will only provide a performance improvement benefit to the applications using madvise(MADV_HUGEPAGE) but it won't risk to increase the memory footprint of applications without a guaranteed benefit.</text:p>
          </table:table-cell>
          <table:table-cell table:number-columns-repeated="1022"/>
        </table:table-row>
        <table:table-row table:style-name="ro1">
          <table:table-cell office:value-type="string" calcext:value-type="string">
            <text:p>TCP_CONG_BIC</text:p>
          </table:table-cell>
          <table:table-cell office:value-type="string" calcext:value-type="string">
            <text:p>BIC-TCP is a sender-side only change that ensures a linear RTT fairness under large windows while offering both scalability and bounded TCP-friendliness. The protocol combines two schemes called additive increase and binary search increase. When the congestion window is large, additive increase with a large increment ensures linear RTT fairness as well as good scalability. Under small congestion windows, binary search increase provides TCP friendliness. See http://www.csc.ncsu.edu/faculty/rhee/export/bitcp/</text:p>
          </table:table-cell>
          <table:table-cell table:number-columns-repeated="1022"/>
        </table:table-row>
        <table:table-row table:style-name="ro1">
          <table:table-cell office:value-type="string" calcext:value-type="string">
            <text:p>TCP_CONG_WESTWOOD</text:p>
          </table:table-cell>
          <table:table-cell office:value-type="string" calcext:value-type="string">
            <text:p>TCP Westwood+ is a sender-side only modification of the TCP Reno protocol stack that optimizes the performance of TCP congestion control. It is based on end-to-end bandwidth estimation to set congestion window and slow start threshold after a congestion episode. Using this estimation, TCP Westwood+ adaptively sets a slow start threshold and a congestion window which takes into account the bandwidth used <text:s/>at the time congestion is experienced. TCP Westwood+ significantly increases fairness wrt TCP Reno in wired networks and throughput over wireless links.</text:p>
          </table:table-cell>
          <table:table-cell table:number-columns-repeated="1022"/>
        </table:table-row>
        <table:table-row table:style-name="ro1">
          <table:table-cell office:value-type="string" calcext:value-type="string">
            <text:p>TCP_CONG_HSTCP</text:p>
          </table:table-cell>
          <table:table-cell office:value-type="string" calcext:value-type="string">
            <text:p>Sally Floyd's High Speed TCP (RFC 3649) congestion control. A modification to TCP's congestion control mechanism for use with large congestion windows. A table indicates how much to increase the congestion window by when an ACK is received. For more detail see http://www.icir.org/floyd/hstcp.html</text:p>
          </table:table-cell>
          <table:table-cell table:number-columns-repeated="1022"/>
        </table:table-row>
        <table:table-row table:style-name="ro1">
          <table:table-cell office:value-type="string" calcext:value-type="string">
            <text:p>BATMAN_ADV_DAT</text:p>
          </table:table-cell>
          <table:table-cell office:value-type="string" calcext:value-type="string">
            <text:p>This option enables DAT (Distributed ARP Table), a DHT based mechanism that increases ARP reliability on sparse wireless mesh networks. If you think that your network does not need this option you can safely remove it and save some space.</text:p>
          </table:table-cell>
          <table:table-cell table:number-columns-repeated="1022"/>
        </table:table-row>
        <table:table-row table:style-name="ro1">
          <table:table-cell office:value-type="string" calcext:value-type="string">
            <text:p>BATMAN_ADV_NC</text:p>
          </table:table-cell>
          <table:table-cell office:value-type="string" calcext:value-type="string">
            <text:p>This option enables network coding, a mechanism that aims to increase the overall network throughput by fusing multiple packets in one transmission. Note that interfaces controlled by batman-adv must be manually configured to have promiscuous mode enabled in order to make network coding work. If you think that your network does not need this feature you can safely disable it and save some space.</text:p>
          </table:table-cell>
          <table:table-cell table:number-columns-repeated="1022"/>
        </table:table-row>
        <table:table-row table:style-name="ro1">
          <table:table-cell office:value-type="string" calcext:value-type="string">
            <text:p>IRDA_FAST_RR</text:p>
          </table:table-cell>
          <table:table-cell office:value-type="string" calcext:value-type="string">
            <text:p>Say Y here is you want IrLAP to send fast RR (Receive Ready) frames when acting as a primary station. Disabling this option will make latency over IrDA very bad. Enabling this option will make the IrDA stack send more packet than strictly necessary, thus reduce your battery life (but not that much). <text:s/>Fast RR will make IrLAP send out a RR frame immediately when receiving a frame if its own transmit queue is currently empty. This will give a lot of speed improvement when receiving much data since the secondary station will not have to wait the max. turn around time (usually 500ms) before it is allowed to transmit the next time. If the transmit queue of the secondary is also empty, the primary will start backing-off before sending another RR frame, waiting longer each time until the back-off reaches the max. turn around time. This back-off increase in controlled via /proc/sys/net/irda/fast_poll_increase <text:s/>If unsure, say Y.</text:p>
          </table:table-cell>
          <table:table-cell table:number-columns-repeated="1022"/>
        </table:table-row>
        <table:table-row table:style-name="ro1">
          <table:table-cell table:style-name="Default" office:value-type="string" calcext:value-type="string">
            <text:p>MAC80211_NOINLINE</text:p>
          </table:table-cell>
          <table:table-cell table:style-name="Default" office:value-type="string" calcext:value-type="string">
            <text:p>This option affects code generation in mac80211, when selected some functions are marked "noinline" to allow easier debugging of problems in the transmit and receive paths. <text:s/>This option increases code size a bit and inserts a lot of function calls in the code, but is otherwise safe to enable. <text:s/>If unsure, say N unless you expect to be finding problems in mac80211.</text:p>
          </table:table-cell>
          <table:table-cell table:style-name="Default" table:number-columns-repeated="1022"/>
        </table:table-row>
        <table:table-row table:style-name="ro1">
          <table:table-cell table:style-name="Default" office:value-type="string" calcext:value-type="string">
            <text:p>CEPH_LIB_PRETTYDEBUG</text:p>
          </table:table-cell>
          <table:table-cell table:style-name="Default" office:value-type="string" calcext:value-type="string">
            <text:p>If you say Y here, debug output will include a filename and line to aid debugging. <text:s/>This increases kernel size and slows execution slightly when debug call sites are enabled (e.g., via CONFIG_DYNAMIC_DEBUG). <text:s/>If unsure, say N.</text:p>
          </table:table-cell>
          <table:table-cell table:style-name="Default" table:number-columns-repeated="1022"/>
        </table:table-row>
        <table:table-row table:style-name="ro1">
          <table:table-cell office:value-type="string" calcext:value-type="string">
            <text:p>REISERFS_PROC_INFO</text:p>
          </table:table-cell>
          <table:table-cell office:value-type="string" calcext:value-type="string">
            <text:p>Create under /proc/fs/reiserfs a hierarchy of files, displaying various ReiserFS statistics and internal data at the expense of making your kernel or module slightly larger (+8 KB). This also increases the amount of kernel memory required for each mount. Almost everyone but ReiserFS developers and people fine-tuning reiserfs or tracing problems should say N.</text:p>
          </table:table-cell>
          <table:table-cell table:number-columns-repeated="1022"/>
        </table:table-row>
        <table:table-row table:style-name="ro1">
          <table:table-cell office:value-type="string" calcext:value-type="string">
            <text:p>OCFS2_FS_STATS</text:p>
          </table:table-cell>
          <table:table-cell office:value-type="string" calcext:value-type="string">
            <text:p>This option allows some fs statistics to be captured. Enabling this option may increase the memory consumption.</text:p>
          </table:table-cell>
          <table:table-cell table:number-columns-repeated="1022"/>
        </table:table-row>
        <table:table-row table:style-name="ro1">
          <table:table-cell table:style-name="Default" office:value-type="string" calcext:value-type="string">
            <text:p>FS_DAX</text:p>
          </table:table-cell>
          <table:table-cell table:style-name="Default" office:value-type="string" calcext:value-type="string">
            <text:p>Direct Access (DAX) can be used on memory-backed block devices. If the block device supports DAX and the filesystem supports DAX, then you can avoid using the pagecache to buffer I/Os. <text:s/>Turning on this option will compile in support for DAX</text:p>
          </table:table-cell>
          <table:table-cell table:style-name="Default" office:value-type="string" calcext:value-type="string">
            <text:p><text:s/>you will need to mount the filesystem using the -o dax option. <text:s/>If you do not have a block device that is capable of using this, or if unsure, say N. <text:s/>Saying Y will increase the size of the kernel by about 5kB.</text:p>
          </table:table-cell>
          <table:table-cell table:style-name="Default" table:number-columns-repeated="1021"/>
        </table:table-row>
        <table:table-row table:style-name="ro1">
          <table:table-cell table:style-name="ce2" office:value-type="string" calcext:value-type="string">
            <text:p>UBIFS_ATIME_SUPPORT</text:p>
          </table:table-cell>
          <table:table-cell table:style-name="ce2" office:value-type="string" calcext:value-type="string">
            <text:p>Originally UBIFS did not support atime, because it looked like a bad idea due increased flash wear. This option adds atime support and it is disabled by default to preserve the old behavior. If you enable this option, UBIFS starts updating atime, which means that file-system read operations will cause writes (inode atime updates). This may affect file-system performance and increase flash device wear, so be careful. How often atime is updated depends on the selected strategy: strictatime is the "heavy", relatime is "lighter", etc. <text:s/>If unsure, say 'N'</text:p>
          </table:table-cell>
          <table:table-cell table:style-name="ce2" table:number-columns-repeated="1022"/>
        </table:table-row>
        <table:table-row table:style-name="ro1">
          <table:table-cell table:style-name="Default" office:value-type="string" calcext:value-type="string">
            <text:p>CIFS_DEBUG</text:p>
          </table:table-cell>
          <table:table-cell table:style-name="Default" office:value-type="string" calcext:value-type="string">
            <text:p>Enabling this option adds helpful debugging messages to the cifs code which increases the size of the cifs module. If unsure, say Y.</text:p>
          </table:table-cell>
          <table:table-cell table:style-name="Default" table:number-columns-repeated="1022"/>
        </table:table-row>
        <table:table-row table:style-name="ro1">
          <table:table-cell table:style-name="Default" office:value-type="string" calcext:value-type="string">
            <text:p>CIFS_DEBUG2</text:p>
          </table:table-cell>
          <table:table-cell table:style-name="Default" office:value-type="string" calcext:value-type="string">
            <text:p>Enabling this option adds a few more debugging routines to the cifs code which slightly increases the size of the cifs module and can cause additional logging of debug messages in some error paths, slowing performance. This option can be turned off unless you are debugging cifs problems. <text:s/>If unsure, say N.</text:p>
          </table:table-cell>
          <table:table-cell table:style-name="Default" table:number-columns-repeated="1022"/>
        </table:table-row>
        <table:table-row table:style-name="ro1">
          <table:table-cell office:value-type="string" calcext:value-type="string">
            <text:p>FORCE_MAX_ZONEORDER</text:p>
          </table:table-cell>
          <table:table-cell office:value-type="string" calcext:value-type="string">
            <text:p>The kernel memory allocator divides physically contiguous memory blocks into "zones", where each zone is a power of two number of pages. <text:s/>This option selects the largest power of two that the kernel keeps in the memory allocator. <text:s/>If you need to allocate very large blocks of physically contiguous memory, then you may need to increase this value. <text:s/>This config option is actually maximum order plus one. For example, a value of 11 means that the largest free memory block is 2^10 pages. <text:s/>We make sure that we can allocate upto a HugePage size for each configuration. Hence we have : <text:s text:c="6"/>MAX_ORDER = (PMD_SHIFT - PAGE_SHIFT) + 1 =&gt; PAGE_SHIFT - 2 <text:s/>However for 4K, we choose a higher default value, 11 as opposed to 10, giving us 4M allocations matching the default size used by generic code.</text:p>
          </table:table-cell>
          <table:table-cell table:number-columns-repeated="1022"/>
        </table:table-row>
        <table:table-row table:style-name="ro1">
          <table:table-cell table:style-name="Default" office:value-type="string" calcext:value-type="string">
            <text:p>MAX_PHYSMEM_BITS</text:p>
          </table:table-cell>
          <table:table-cell table:style-name="Default" office:value-type="string" calcext:value-type="string">
            <text:p>This option specifies the maximum supported size of physical memory in bits. Supported is any size between 2^42 (4TB) and 2^53 (8PB). Increasing the number of bits also increases the kernel image size. By default 46 bits (64TB) are supported.</text:p>
          </table:table-cell>
          <table:table-cell table:style-name="Default" table:number-columns-repeated="1022"/>
        </table:table-row>
        <table:table-row table:style-name="ro1">
          <table:table-cell table:style-name="Default" office:value-type="string" calcext:value-type="string">
            <text:p>SHARED_KERNEL</text:p>
          </table:table-cell>
          <table:table-cell table:style-name="Default" office:value-type="string" calcext:value-type="string">
            <text:p>Select this option, if you want to share the text segment of the Linux kernel between different VM guests. This reduces memory usage with lots of guests but greatly increases kernel size. Also if a kernel was IPL'ed from a shared segment the kexec system call will not work. You should only select this option if you know what you are doing and want to exploit this feature.</text:p>
          </table:table-cell>
          <table:table-cell table:style-name="Default" table:number-columns-repeated="1022"/>
        </table:table-row>
        <table:table-row table:style-name="ro1">
          <table:table-cell office:value-type="string" calcext:value-type="string">
            <text:p>MWINCHIP3D</text:p>
          </table:table-cell>
          <table:table-cell office:value-type="string" calcext:value-type="string">
            <text:p>Select this for an IDT Winchip-2, 2A or 3. <text:s/>Linux and GCC treat this chip as a 586TSC with some extended instructions and alignment requirements. <text:s/>Also enable out of order memory stores for this CPU, which can increase performance of some operations.</text:p>
          </table:table-cell>
          <table:table-cell table:number-columns-repeated="1022"/>
        </table:table-row>
        <table:table-row table:style-name="ro1">
          <table:table-cell table:style-name="Default" office:value-type="string" calcext:value-type="string">
            <text:p>LGUEST_GUEST</text:p>
          </table:table-cell>
          <table:table-cell table:style-name="Default" office:value-type="string" calcext:value-type="string">
            <text:p>Lguest is a tiny in-kernel hypervisor. <text:s/>Selecting this will allow your kernel to boot under lguest. <text:s/>This option will increase your kernel size by about 10k. <text:s/>If in doubt, say N. <text:s/>If you say Y here, make sure you say Y (or M) to the virtio block and net drivers which lguest needs.</text:p>
          </table:table-cell>
          <table:table-cell table:style-name="Default" table:number-columns-repeated="1022"/>
        </table:table-row>
        <table:table-row table:style-name="ro1">
          <table:table-cell office:value-type="string" calcext:value-type="string">
            <text:p>SCHED_SMT</text:p>
          </table:table-cell>
          <table:table-cell office:value-type="string" calcext:value-type="string">
            <text:p>Improves the CPU scheduler's decision making when dealing with MultiThreading at a cost of slightly increased overhead in some places. If unsure say N here.</text:p>
          </table:table-cell>
          <table:table-cell table:number-columns-repeated="1022"/>
        </table:table-row>
        <table:table-row table:style-name="ro1">
          <table:table-cell office:value-type="string" calcext:value-type="string">
            <text:p>SCHED_MC</text:p>
          </table:table-cell>
          <table:table-cell office:value-type="string" calcext:value-type="string">
            <text:p>Multi-core scheduler support improves the CPU scheduler's decision making when dealing with multi-core CPU chips at a cost of slightly increased overhead in some places. If unsure say N here.</text:p>
          </table:table-cell>
          <table:table-cell table:number-columns-repeated="1022"/>
        </table:table-row>
        <table:table-row table:style-name="ro1">
          <table:table-cell office:value-type="string" calcext:value-type="string">
            <text:p>X86_REROUTE_FOR_BROKEN_BOOT_IRQS</text:p>
          </table:table-cell>
          <table:table-cell office:value-type="string" calcext:value-type="string">
            <text:p>This option enables a workaround that fixes a source of spurious interrupts. This is recommended when threaded interrupt handling is used on systems where the generation of superfluous "boot interrupts" cannot be disabled. <text:s/>Some chipsets generate a legacy INTx "boot IRQ" when the IRQ entry in the chipset's IO-APIC is masked (as, e.g. the RT kernel does during interrupt handling). On chipsets where this boot IRQ generation cannot be disabled, this workaround keeps the original IRQ line masked so that only the equivalent "boot IRQ" is delivered to the CPUs. The workaround also tells the kernel to set up the IRQ handler on the boot IRQ line. In this way only one interrupt is delivered to the kernel. Otherwise the spurious second interrupt may cause the kernel to bring down (vital) interrupt lines. <text:s/>Only affects "broken" chipsets. Interrupt sharing may be increased on these systems.</text:p>
          </table:table-cell>
          <table:table-cell table:number-columns-repeated="1022"/>
        </table:table-row>
        <table:table-row table:style-name="ro1">
          <table:table-cell table:style-name="ce2" office:value-type="string" calcext:value-type="string">
            <text:p>X86_LEGACY_VM86</text:p>
          </table:table-cell>
          <table:table-cell table:style-name="ce2" office:value-type="string" calcext:value-type="string">
            <text:p>This option allows user programs to put the CPU into V8086 mode, which is an 80286-era approximation of 16-bit real mode. <text:s/>Some very old versions of X and/or vbetool require this option for user mode setting. <text:s/>Similarly, DOSEMU will use it if available to accelerate real mode DOS programs. <text:s/>However, any recent version of DOSEMU, X, or vbetool should be fully functional even without kernel VM86 support, as they will all fall back to software emulation. Nevertheless, if you are using a 16-bit DOS program where 16-bit performance matters, vm86 mode might be faster than emulation and you might want to enable this option. <text:s/>Note that any app that works on a 64-bit kernel is unlikely to need this option, as 64-bit kernels don't, and can't, support V8086 mode. This option is also unrelated to 16-bit protected mode and is not needed to run most 16-bit programs under Wine. <text:s/>Enabling this option increases the complexity of the kernel and slows down exception handling a tiny bit. <text:s/>If unsure, say N here.</text:p>
          </table:table-cell>
          <table:table-cell table:style-name="ce2" table:number-columns-repeated="1022"/>
        </table:table-row>
        <table:table-row table:style-name="ro1">
          <table:table-cell office:value-type="string" calcext:value-type="string">
            <text:p>MTRR</text:p>
          </table:table-cell>
          <table:table-cell office:value-type="string" calcext:value-type="string">
            <text:p>On Intel P6 family processors (Pentium Pro, Pentium II and later) the Memory Type Range Registers (MTRRs) may be used to control processor access to memory ranges. This is most useful if you have a video (VGA) card on a PCI or AGP bus. Enabling write-combining allows bus write transfers to be combined into a larger transfer before bursting over the PCI/AGP bus. This can increase performance of image write operations 2.5 times or more. Saying Y here creates a /proc/mtrr file which may be used to manipulate your processor's MTRRs. Typically the X server should use this. <text:s/>This code has a reasonably generic interface so that similar control registers on other processors can be easily supported as well: <text:s/>The Cyrix 6x86, 6x86MX and M II processors have Address Range Registers (ARRs) which provide a similar functionality to MTRRs. For these, the ARRs are used to emulate the MTRRs. The AMD K6-2 (stepping 8 and above) and K6-3 processors have two MTRRs. The Centaur C6 (WinChip) has 8 MCRs, allowing write-combining. All of these processors are supported by this code and it makes sense to say Y here if you have one of them. <text:s/>Saying Y here also fixes a problem with buggy SMP BIOSes which only set the MTRRs for the boot CPU and not for the secondary CPUs. This can lead to all sorts of problems, so it's good to say Y here. <text:s/>You can safely say Y even if your machine doesn't have MTRRs, you'll just add about 9 KB to your kernel. <text:s/>See &lt;file:Documentation/x86/mtrr.txt&gt; for more information.</text:p>
          </table:table-cell>
          <table:table-cell table:number-columns-repeated="1022"/>
        </table:table-row>
        <table:table-row table:style-name="ro1">
          <table:table-cell table:style-name="Default" office:value-type="string" calcext:value-type="string">
            <text:p>X86_SMAP</text:p>
          </table:table-cell>
          <table:table-cell table:style-name="Default" office:value-type="string" calcext:value-type="string">
            <text:p>Supervisor Mode Access Prevention (SMAP) is a security feature in newer Intel processors. <text:s/>There is a small performance cost if this enabled and turned on</text:p>
          </table:table-cell>
          <table:table-cell table:style-name="Default" office:value-type="string" calcext:value-type="string">
            <text:p><text:s/>there is also a small increase in the kernel size if this is enabled. <text:s/>If unsure, say Y.</text:p>
          </table:table-cell>
          <table:table-cell table:style-name="Default" table:number-columns-repeated="1021"/>
        </table:table-row>
        <table:table-row table:style-name="ro1">
          <table:table-cell table:style-name="ce2" office:value-type="string" calcext:value-type="string">
            <text:p>X86_INTEL_MPX</text:p>
          </table:table-cell>
          <table:table-cell table:style-name="ce2" office:value-type="string" calcext:value-type="string">
            <text:p>MPX provides hardware features that can be used in conjunction with compiler-instrumented code to check memory references. <text:s/>It is designed to detect buffer overflow or underflow bugs. <text:s/>This option enables running applications which are instrumented or otherwise use MPX. <text:s/>It does not use MPX itself inside the kernel or to protect the kernel against bad memory references. <text:s/>Enabling this option will make the kernel larger: ~8k of kernel text and 36 bytes of data on a 64-bit defconfig. <text:s/>It adds a long to the 'mm_struct' which will increase the kernel memory overhead of each process and adds some branches to paths used during exec() and munmap(). <text:s/>For details, see Documentation/x86/intel_mpx.txt <text:s/>If unsure, say N.</text:p>
          </table:table-cell>
          <table:table-cell table:style-name="ce2" table:number-columns-repeated="1022"/>
        </table:table-row>
        <table:table-row table:style-name="ro1">
          <table:table-cell office:value-type="string" calcext:value-type="string">
            <text:p>MODIFY_LDT_SYSCALL</text:p>
          </table:table-cell>
          <table:table-cell office:value-type="string" calcext:value-type="string">
            <text:p>Linux can allow user programs to install a per-process x86 Local Descriptor Table (LDT) using the modify_ldt(2) system call. <text:s/>This is required to run 16-bit or segmented code such as DOSEMU or some Wine programs. <text:s/>It is also used by some very old threading libraries. <text:s/>Enabling this feature adds a small amount of overhead to context switches and increases the low-level kernel attack surface. <text:s/>Disabling it removes the modify_ldt(2) system call. <text:s/>Saying 'N' here may make sense for embedded or server kernels.</text:p>
          </table:table-cell>
          <table:table-cell table:number-columns-repeated="1022"/>
        </table:table-row>
        <table:table-row table:style-name="ro1">
          <table:table-cell office:value-type="string" calcext:value-type="string">
            <text:p>PPC_ICSWX</text:p>
          </table:table-cell>
          <table:table-cell office:value-type="string" calcext:value-type="string">
            <text:p>This option enables kernel support for the PowerPC Initiate Coprocessor Store Word (icswx) coprocessor instruction on POWER7 and POWER8 processors. POWER9 uses new copy/paste instructions to invoke the coprocessor. <text:s/>This option is only useful if you have a processor that supports the icswx coprocessor instruction. It does not have any effect on processors without the icswx coprocessor instruction. <text:s/>This option slightly increases kernel memory usage. <text:s/>If in doubt, say N here.</text:p>
          </table:table-cell>
          <table:table-cell table:number-columns-repeated="1022"/>
        </table:table-row>
        <table:table-row table:style-name="ro1">
          <table:table-cell office:value-type="string" calcext:value-type="string">
            <text:p>PS3_DYNAMIC_DMA</text:p>
          </table:table-cell>
          <table:table-cell office:value-type="string" calcext:value-type="string">
            <text:p>This option will enable kernel support to take advantage of the per device dynamic DMA page table management provided by the Cell processor's IO Controller. <text:s/>This support incurs some runtime overhead and also slightly increases kernel memory usage. <text:s/>The current implementation should be considered experimental. <text:s/>This support is mainly for Linux kernel development. <text:s/>If unsure, say N.</text:p>
          </table:table-cell>
          <table:table-cell table:number-columns-repeated="1022"/>
        </table:table-row>
        <table:table-row table:style-name="ro1">
          <table:table-cell table:style-name="Default" office:value-type="string" calcext:value-type="string">
            <text:p>LD_NO_RELAX</text:p>
          </table:table-cell>
          <table:table-cell table:style-name="Default" office:value-type="string" calcext:value-type="string">
            <text:p>Enable this function to disable link-time optimizations. The default linker behavior is to combine identical literal values to reduce code size and remove unnecessary overhead from assembler-generated 'longcall' sequences. Enabling this option improves the link time but increases the code size, and possibly execution time.</text:p>
          </table:table-cell>
          <table:table-cell table:style-name="Default" table:number-columns-repeated="1022"/>
        </table:table-row>
        <table:table-row table:style-name="ro1">
          <table:table-cell table:style-name="Default" office:value-type="string" calcext:value-type="string">
            <text:p>DWARF_UNWINDER</text:p>
          </table:table-cell>
          <table:table-cell table:style-name="Default" office:value-type="string" calcext:value-type="string">
            <text:p>Enabling this option will make stacktraces more accurate, at the cost of an increase in overall kernel size.</text:p>
          </table:table-cell>
          <table:table-cell table:style-name="Default" table:number-columns-repeated="1022"/>
        </table:table-row>
        <table:table-row table:style-name="ro1">
          <table:table-cell office:value-type="string" calcext:value-type="string">
            <text:p>16KSTACKS</text:p>
          </table:table-cell>
          <table:table-cell office:value-type="string" calcext:value-type="string">
            <text:p>If you say Y here the kernel will use a <text:s/>16Kb stacksize for the kernel stack attached to each process/thread. The default is 8K. This increases the resident kernel footprint and will cause less threads to run on the system and also increase the pressure on the VM subsystem for higher order allocations.</text:p>
          </table:table-cell>
          <table:table-cell table:number-columns-repeated="1022"/>
        </table:table-row>
        <table:table-row table:style-name="ro1">
          <table:table-cell office:value-type="string" calcext:value-type="string">
            <text:p>CPU_MIPS32_3_5_EVA</text:p>
          </table:table-cell>
          <table:table-cell office:value-type="string" calcext:value-type="string">
            <text:p>Choose this option if you want to enable the Enhanced Virtual Addressing (EVA) on your MIPS32 core (such as proAptiv). One of its primary benefits is an increase in the maximum size of lowmem (up to 3GB). If unsure, say 'N' here.</text:p>
          </table:table-cell>
          <table:table-cell table:number-columns-repeated="1022"/>
        </table:table-row>
        <table:table-row table:style-name="ro1">
          <table:table-cell office:value-type="string" calcext:value-type="string">
            <text:p>CPU_MIPS32_R5_XPA</text:p>
          </table:table-cell>
          <table:table-cell office:value-type="string" calcext:value-type="string">
            <text:p>Choose this option if you want to enable the Extended Physical Addressing (XPA) on your MIPS32 core (such as P5600 series). The benefit is to increase physical addressing equal to or greater than 40 bits. Note that this has the side effect of turning on 64-bit addressing which in turn makes the PTEs 64-bit in size. If unsure, say 'N' here.</text:p>
          </table:table-cell>
          <table:table-cell table:number-columns-repeated="1022"/>
        </table:table-row>
        <table:table-row table:style-name="ro1">
          <table:table-cell office:value-type="string" calcext:value-type="string">
            <text:p>CPU_HAS_SMARTMIPS</text:p>
          </table:table-cell>
          <table:table-cell office:value-type="string" calcext:value-type="string">
            <text:p>SmartMIPS is a extension of the MIPS32 architecture aimed at increased security at both hardware and software level for smartcards. <text:s/>Enabling this option will allow proper use of the SmartMIPS instructions by Linux applications. <text:s/>However a kernel with this option will not work on a MIPS core without SmartMIPS core. <text:s/>If you don't know you probably don't have SmartMIPS and should say N here.</text:p>
          </table:table-cell>
          <table:table-cell table:number-columns-repeated="1022"/>
        </table:table-row>
        <table:table-row table:style-name="ro1">
          <table:table-cell table:style-name="Default" office:value-type="string" calcext:value-type="string">
            <text:p>S3C24XX_PLL</text:p>
          </table:table-cell>
          <table:table-cell table:style-name="Default" office:value-type="string" calcext:value-type="string">
            <text:p>Compile in support for changing the PLL frequency from the S3C24XX series CPUfreq driver. The PLL takes time to settle after a frequency change, so by default it is not enabled. <text:s/>This also means that the PLL tables for the selected CPU(s) will be built which may increase the size of the kernel image.</text:p>
          </table:table-cell>
          <table:table-cell table:style-name="Default" table:number-columns-repeated="1022"/>
        </table:table-row>
        <table:table-row table:style-name="ro1">
          <table:table-cell table:style-name="Default" office:value-type="string" calcext:value-type="string">
            <text:p>DEBUG_ALIGN_RODATA</text:p>
          </table:table-cell>
          <table:table-cell table:style-name="Default" office:value-type="string" calcext:value-type="string">
            <text:p>If this option is enabled, sections that may potentially be marked as read only or non-executable will be aligned up to the section size of the kernel. This prevents sections from being split into pages and avoids a potential TLB penalty. The downside is an increase in alignment and potentially wasted space. Turn on this option if performance is more important than memory pressure. <text:s/>If in doubt, say N.</text:p>
          </table:table-cell>
          <table:table-cell table:style-name="Default" table:number-columns-repeated="1022"/>
        </table:table-row>
        <table:table-row table:style-name="ro1">
          <table:table-cell office:value-type="string" calcext:value-type="string">
            <text:p>UACCESS_WITH_MEMCPY</text:p>
          </table:table-cell>
          <table:table-cell office:value-type="string" calcext:value-type="string">
            <text:p>Implement faster copy_to_user and clear_user methods for CPU cores where a 8-word STM instruction give significantly higher memory write throughput than a sequence of individual 32bit stores. <text:s/>A possible side effect is a slight increase in scheduling latency between threads sharing the same address space if they invoke such copy operations with large buffers. <text:s/>However, if the CPU data cache is using a write-allocate mode, this option is unlikely to provide any performance gain.</text:p>
          </table:table-cell>
          <table:table-cell table:number-columns-repeated="1022"/>
        </table:table-row>
        <table:table-row table:style-name="ro1">
          <table:table-cell office:value-type="string" calcext:value-type="string">
            <text:p>BFIN_EXTMEM_WRITEBACK</text:p>
          </table:table-cell>
          <table:table-cell office:value-type="string" calcext:value-type="string">
            <text:p>Write Back Policy: <text:s text:c="2"/>Cached data will be written back to SDRAM only when needed. <text:s text:c="2"/>This can give a nice increase in performance, but beware of <text:s text:c="2"/>broken drivers that do not properly invalidate/flush their <text:s text:c="2"/>cache. <text:s/>Write Through Policy: <text:s text:c="2"/>Cached data will always be written back to SDRAM when the <text:s text:c="2"/>cache is updated. <text:s/>This is a completely safe setting, but <text:s text:c="2"/>performance is worse than Write Back. <text:s/>If you are unsure of the options and you want to be safe, then go with Write Through.</text:p>
          </table:table-cell>
          <table:table-cell table:number-columns-repeated="1022"/>
        </table:table-row>
        <table:table-row table:style-name="ro1">
          <table:table-cell office:value-type="string" calcext:value-type="string">
            <text:p>BFIN_EXTMEM_WRITETHROUGH</text:p>
          </table:table-cell>
          <table:table-cell office:value-type="string" calcext:value-type="string">
            <text:p>Write Back Policy: <text:s text:c="2"/>Cached data will be written back to SDRAM only when needed. <text:s text:c="2"/>This can give a nice increase in performance, but beware of <text:s text:c="2"/>broken drivers that do not properly invalidate/flush their <text:s text:c="2"/>cache. <text:s/>Write Through Policy: <text:s text:c="2"/>Cached data will always be written back to SDRAM when the <text:s text:c="2"/>cache is updated. <text:s/>This is a completely safe setting, but <text:s text:c="2"/>performance is worse than Write Back. <text:s/>If you are unsure of the options and you want to be safe, then go with Write Through.</text:p>
          </table:table-cell>
          <table:table-cell table:number-columns-repeated="1022"/>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n" fo:country="US" style:font-name-asian="Droid Sans Fallback"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5-28">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3.2$Linux_X86_64 LibreOffice_project/20$Build-2</meta:generator>
    <dc:date>2019-05-28T12:05:51.278865211</dc:date>
    <meta:editing-duration>PT10M27S</meta:editing-duration>
    <meta:editing-cycles>2</meta:editing-cycles>
    <meta:document-statistic meta:table-count="1" meta:cell-count="178" meta:object-count="0"/>
  </office:meta>
</office:document-meta>
</file>